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82a" officeooo:paragraph-rsid="0003a82a"/>
    </style:style>
    <style:style style:name="P2" style:family="paragraph" style:parent-style-name="Standard">
      <style:text-properties officeooo:rsid="00077d6b" officeooo:paragraph-rsid="00077d6b"/>
    </style:style>
    <style:style style:name="P3" style:family="paragraph" style:parent-style-name="Standard">
      <style:text-properties officeooo:rsid="000b0a46" officeooo:paragraph-rsid="000b0a46"/>
    </style:style>
    <style:style style:name="P4" style:family="paragraph" style:parent-style-name="Standard">
      <style:text-properties officeooo:paragraph-rsid="0003a82a"/>
    </style:style>
    <style:style style:name="P5" style:family="paragraph" style:parent-style-name="Standard">
      <style:text-properties officeooo:rsid="0014c949" officeooo:paragraph-rsid="0014c949"/>
    </style:style>
    <style:style style:name="P6" style:family="paragraph" style:parent-style-name="Standard">
      <style:text-properties officeooo:rsid="00174562" officeooo:paragraph-rsid="00174562"/>
    </style:style>
    <style:style style:name="P7" style:family="paragraph" style:parent-style-name="Standard">
      <style:text-properties officeooo:rsid="00217927" officeooo:paragraph-rsid="00217927"/>
    </style:style>
    <style:style style:name="P8" style:family="paragraph" style:parent-style-name="Standard">
      <style:text-properties officeooo:rsid="00255236" officeooo:paragraph-rsid="00255236"/>
    </style:style>
    <style:style style:name="P9" style:family="paragraph" style:parent-style-name="Standard">
      <style:text-properties officeooo:rsid="002e7b4a" officeooo:paragraph-rsid="002e7b4a"/>
    </style:style>
    <style:style style:name="P10" style:family="paragraph" style:parent-style-name="Standard">
      <style:text-properties officeooo:paragraph-rsid="003685a0"/>
    </style:style>
    <style:style style:name="P11" style:family="paragraph" style:parent-style-name="Standard">
      <style:text-properties officeooo:rsid="003685a0" officeooo:paragraph-rsid="003685a0"/>
    </style:style>
    <style:style style:name="P12" style:family="paragraph" style:parent-style-name="Standard">
      <style:text-properties officeooo:rsid="0056a52e" officeooo:paragraph-rsid="0003a82a"/>
    </style:style>
    <style:style style:name="P13" style:family="paragraph" style:parent-style-name="Standard">
      <style:text-properties officeooo:rsid="0056a52e" officeooo:paragraph-rsid="0056a52e"/>
    </style:style>
    <style:style style:name="P14" style:family="paragraph" style:parent-style-name="Standard">
      <style:text-properties officeooo:rsid="0056a52e" officeooo:paragraph-rsid="0057cfa0"/>
    </style:style>
    <style:style style:name="P15" style:family="paragraph" style:parent-style-name="Standard">
      <style:text-properties officeooo:rsid="0059353e" officeooo:paragraph-rsid="0059353e"/>
    </style:style>
    <style:style style:name="P16" style:family="paragraph" style:parent-style-name="Standard">
      <style:text-properties officeooo:rsid="0059353e" officeooo:paragraph-rsid="006b8290"/>
    </style:style>
    <style:style style:name="P17" style:family="paragraph" style:parent-style-name="Standard">
      <style:text-properties officeooo:rsid="006982b6" officeooo:paragraph-rsid="006982b6"/>
    </style:style>
    <style:style style:name="P18" style:family="paragraph" style:parent-style-name="Standard">
      <style:text-properties officeooo:rsid="006e8cf5" officeooo:paragraph-rsid="006e8cf5"/>
    </style:style>
    <style:style style:name="P19" style:family="paragraph" style:parent-style-name="Standard">
      <style:text-properties officeooo:rsid="00702edf" officeooo:paragraph-rsid="00702edf"/>
    </style:style>
    <style:style style:name="P20" style:family="paragraph" style:parent-style-name="Standard">
      <style:text-properties officeooo:rsid="007a9f38" officeooo:paragraph-rsid="007a9f38"/>
    </style:style>
    <style:style style:name="P21" style:family="paragraph" style:parent-style-name="Standard">
      <style:text-properties officeooo:rsid="007c1114" officeooo:paragraph-rsid="007c1114"/>
    </style:style>
    <style:style style:name="P22" style:family="paragraph" style:parent-style-name="Standard">
      <style:text-properties officeooo:rsid="007f096e" officeooo:paragraph-rsid="007f096e"/>
    </style:style>
    <style:style style:name="P23" style:family="paragraph" style:parent-style-name="Standard">
      <style:text-properties officeooo:rsid="00805648" officeooo:paragraph-rsid="00805648"/>
    </style:style>
    <style:style style:name="P24" style:family="paragraph" style:parent-style-name="Standard">
      <style:text-properties officeooo:rsid="0082691e" officeooo:paragraph-rsid="0082691e"/>
    </style:style>
    <style:style style:name="P25" style:family="paragraph" style:parent-style-name="Standard">
      <style:text-properties officeooo:rsid="0082691e" officeooo:paragraph-rsid="0082691e"/>
    </style:style>
    <style:style style:name="P26" style:family="paragraph" style:parent-style-name="Standard">
      <style:text-properties officeooo:rsid="0082691e" officeooo:paragraph-rsid="008f05ac"/>
    </style:style>
    <style:style style:name="P27" style:family="paragraph" style:parent-style-name="Standard">
      <style:text-properties officeooo:rsid="008f05ac" officeooo:paragraph-rsid="008f05ac"/>
    </style:style>
    <style:style style:name="T1" style:family="text">
      <style:text-properties officeooo:rsid="000b5572"/>
    </style:style>
    <style:style style:name="T2" style:family="text">
      <style:text-properties officeooo:rsid="0003a82a"/>
    </style:style>
    <style:style style:name="T3" style:family="text">
      <style:text-properties officeooo:rsid="000d0dd4"/>
    </style:style>
    <style:style style:name="T4" style:family="text">
      <style:text-properties officeooo:rsid="000f0309"/>
    </style:style>
    <style:style style:name="T5" style:family="text">
      <style:text-properties officeooo:rsid="00119492"/>
    </style:style>
    <style:style style:name="T6" style:family="text">
      <style:text-properties officeooo:rsid="002b7b3e"/>
    </style:style>
    <style:style style:name="T7" style:family="text">
      <style:text-properties officeooo:rsid="004795ad"/>
    </style:style>
    <style:style style:name="T8" style:family="text">
      <style:text-properties officeooo:rsid="00495bf6"/>
    </style:style>
    <style:style style:name="T9" style:family="text">
      <style:text-properties officeooo:rsid="005aa5b1"/>
    </style:style>
    <style:style style:name="T10" style:family="text">
      <style:text-properties officeooo:rsid="005ff179"/>
    </style:style>
    <style:style style:name="T11" style:family="text">
      <style:text-properties officeooo:rsid="0061363f"/>
    </style:style>
    <style:style style:name="T12" style:family="text">
      <style:text-properties officeooo:rsid="00660baf"/>
    </style:style>
    <style:style style:name="T13" style:family="text">
      <style:text-properties officeooo:rsid="006627be"/>
    </style:style>
    <style:style style:name="T14" style:family="text">
      <style:text-properties officeooo:rsid="006b8290"/>
    </style:style>
    <style:style style:name="T15" style:family="text">
      <style:text-properties officeooo:rsid="006bea91"/>
    </style:style>
    <style:style style:name="T16" style:family="text">
      <style:text-properties officeooo:rsid="007188dc"/>
    </style:style>
    <style:style style:name="T17" style:family="text">
      <style:text-properties officeooo:rsid="0072895c"/>
    </style:style>
    <style:style style:name="T18" style:family="text">
      <style:text-properties officeooo:rsid="007c1114"/>
    </style:style>
    <style:style style:name="T19" style:family="text">
      <style:text-properties officeooo:rsid="007f096e"/>
    </style:style>
    <style:style style:name="T20" style:family="text">
      <style:text-properties officeooo:rsid="00845cd3"/>
    </style:style>
    <style:style style:name="T21" style:family="text">
      <style:text-properties officeooo:rsid="0085eebb"/>
    </style:style>
    <style:style style:name="T22" style:family="text">
      <style:text-properties officeooo:rsid="008f05ac"/>
    </style:style>
    <style:style style:name="T23" style:family="text">
      <style:text-properties officeooo:rsid="00989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 and C++</text:p>
      <text:p text:style-name="P10"><text:a xlink:type="simple" xlink:href="https://www.geeksforgeeks.org/c-programming-language/?ref=ghm" text:style-name="Internet_20_link" text:visited-style-name="Visited_20_Internet_20_Link">https://www.geeksforgeeks.org/c-programming-language/?ref=ghm</text:a></text:p>
      <text:p text:style-name="P10"><text:a xlink:type="simple" xlink:href="https://www.tutorialspoint.com/" text:style-name="Internet_20_link" text:visited-style-name="Visited_20_Internet_20_Link">https://www.tutorialspoint.com/</text:a></text:p>
      <text:p text:style-name="P10"><text:a xlink:type="simple" xlink:href="https://www.javatpoint.com/" text:style-name="Internet_20_link" text:visited-style-name="Visited_20_Internet_20_Link">https://www.javatpoint.com/</text:a></text:p>
      <text:p text:style-name="P10"><text:a xlink:type="simple" xlink:href="https://www.w3schools.com/" text:style-name="Internet_20_link" text:visited-style-name="Visited_20_Internet_20_Link">https://www.w3schools.com/</text:a></text:p>
      <text:p text:style-name="P10"><text:a xlink:type="simple" xlink:href="https://cplusplus.com/doc/tutorial/" text:style-name="Internet_20_link" text:visited-style-name="Visited_20_Internet_20_Link">https://cplusplus.com/doc/tutorial/</text:a></text:p>
      <text:p text:style-name="P10"/>
      <text:p text:style-name="Standard">Linux Device Drivers <text:span text:style-name="T4">Book PDF</text:span>: <text:a xlink:type="simple" xlink:href="https://lwn.net/Kernel/LDD3/" text:style-name="Internet_20_link" text:visited-style-name="Visited_20_Internet_20_Link">https://lwn.net/Kernel/LDD3/</text:a> </text:p>
      <text:p text:style-name="Standard"/>
      <text:p text:style-name="P1">Linux Kernal : <text:a xlink:type="simple" xlink:href="https://www.youtube.com/watch?v=pJ607nDnyE0&amp;list=RDLVJDfo2Lc7iLU&amp;index=2&amp;ab_channel=LinuxTV" text:style-name="Internet_20_link" text:visited-style-name="Visited_20_Internet_20_Link">https://www.youtube.com/watchv=pJ607nDnyE0&amp;list=RDLVJDfo2Lc7iLU&amp;index=2&amp;ab_channel=LinuxTV</text:a></text:p>
      <text:p text:style-name="P1"/>
      <text:p text:style-name="P2">Network device driver: </text:p>
      <text:p text:style-name="P1"><text:a xlink:type="simple" xlink:href="https://www.youtube.com/watch?v=aq0TLYXGQCA&amp;ab_channel=LinuxKernelFoundation" text:style-name="Internet_20_link" text:visited-style-name="Visited_20_Internet_20_Link">https://www.youtube.com/watch?v=aq0TLYXGQCA&amp;ab_channel=LinuxKernelFoundation</text:a></text:p>
      <text:p text:style-name="P1"/>
      <text:p text:style-name="P1">LINUX DRIVERS :</text:p>
      <text:p text:style-name="P1"><text:a xlink:type="simple" xlink:href="https://www.bogotobogo.com/Linux/linux_drivers_1.php" text:style-name="Internet_20_link" text:visited-style-name="Visited_20_Internet_20_Link">https://www.bogotobogo.com/Linux/linux_drivers_1.php</text:a></text:p>
      <text:p text:style-name="P1"/>
      <text:p text:style-name="P3">Commands <text:span text:style-name="T1">in</text:span> Linux: </text:p>
      <text:p text:style-name="P4"><text:a xlink:type="simple" xlink:href="https://www.educative.io/answers/what-is-the-uname-command-in-linux" text:style-name="Internet_20_link" text:visited-style-name="Visited_20_Internet_20_Link"><text:span text:style-name="T2">https://www.educative.io/answers/what-is-the-uname-command-in-linux</text:span></text:a></text:p>
      <text:p text:style-name="P4"/>
      <text:p text:style-name="P4">FastbitEmbeddedBrainAcademy : <text:s/><text:span text:style-name="T5">video very useful</text:span></text:p>
      <text:p text:style-name="P4"><text:a xlink:type="simple" xlink:href="https://www.youtube.com/watch?v=i3oH6iIJZl0&amp;list=PLERTijJOmYrAtfl5U_TAbCOisCNb7XEbb&amp;index=14&amp;ab_channel=FastbitEmbeddedBrainAcademy" text:style-name="Internet_20_link" text:visited-style-name="Visited_20_Internet_20_Link">https://www.youtube.com/watch?v=i3oH6iIJZl0&amp;list=PLERTijJOmYrAtfl5U_TAbCOisCNb7XEbb&amp;index=14&amp;ab_channel=FastbitEmbeddedBrainAcademy</text:a></text:p>
      <text:p text:style-name="P4"/>
      <text:p text:style-name="P5">Techno Genius : Video (Good one)</text:p>
      <text:p text:style-name="P4"><text:a xlink:type="simple" xlink:href="https://www.youtube.com/watch?v=HFMI-hDL5kQ&amp;list=PLlrqp8hxLfoqSIQFrGbAM5lv5uAnZBB61&amp;ab_channel=TechoGenius" text:style-name="Internet_20_link" text:visited-style-name="Visited_20_Internet_20_Link">https://www.youtube.com/watch?v=HFMI-hDL5kQ&amp;list=PLlrqp8hxLfoqSIQFrGbAM5lv5uAnZBB61&amp;ab_channel=TechoGenius</text:a> </text:p>
      <text:p text:style-name="P4"/>
      <text:p text:style-name="P5">PPT for Linux Device Deiver :</text:p>
      <text:p text:style-name="P4"><text:a xlink:type="simple" xlink:href="https://prezi.com/p/wpt221irsgzu/linux-device-driver/" text:style-name="Internet_20_link" text:visited-style-name="Visited_20_Internet_20_Link">https://prezi.com/p/wpt221irsgzu/linux-device-driver/</text:a></text:p>
      <text:p text:style-name="P4"/>
      <text:p text:style-name="P6">Blog for Device driver code:</text:p>
      <text:p text:style-name="P6"><text:a xlink:type="simple" xlink:href="https://neelquestforlearning.blogspot.com/search/label/Linux%20Kernel%20Driver%20Programming" text:style-name="Internet_20_link" text:visited-style-name="Visited_20_Internet_20_Link">https://neelquestforlearning.blogspot.com/search/label/Linux%20Kernel%20Driver%20Programming</text:a></text:p>
      <text:p text:style-name="P6"/>
      <text:p text:style-name="P7">Blog Tutorial for Linux Driver Development </text:p>
      <text:p text:style-name="P4"><text:a xlink:type="simple" xlink:href="https://www.apriorit.com/dev-blog/195-simple-driver-for-linux-os" text:style-name="Internet_20_link" text:visited-style-name="Visited_20_Internet_20_Link">https://www.apriorit.com/dev-blog/195-simple-driver-for-linux-os</text:a></text:p>
      <text:p text:style-name="P4"/>
      <text:p text:style-name="P8">Git Repository from SG nghiaphamsg</text:p>
      <text:p text:style-name="P4"><text:a xlink:type="simple" xlink:href="https://github.com/nghiaphamsg/BeagleBoneBlack_Linux_Device_Driver" text:style-name="Internet_20_link" text:visited-style-name="Visited_20_Internet_20_Link">https://github.com/nghiaphamsg/BeagleBoneBlack_Linux_Device_Driver</text:a></text:p>
      <text:p text:style-name="P4"/>
      <text:p text:style-name="P4">HackerRank C<text:span text:style-name="T6">++ </text:span>All Problems Solutions</text:p>
      <text:p text:style-name="P4"><text:a xlink:type="simple" xlink:href="https://programs.programmingoneonone.com/p/hackerrank-c-plus-plus-solutions.html" text:style-name="Internet_20_link" text:visited-style-name="Visited_20_Internet_20_Link">https://programs.programmingoneonone.com/p/hackerrank-c-plus-plus-solutions.html</text:a></text:p>
      <text:p text:style-name="P4"/>
      <text:p text:style-name="P9">PCIe Driver repo</text:p>
      <text:p text:style-name="P4"><text:a xlink:type="simple" xlink:href="https://github.com/Johannes4Linux/Linux_Driver_Tutorial" text:style-name="Internet_20_link" text:visited-style-name="Visited_20_Internet_20_Link">https://github.com/Johannes4Linux/Linux_Driver_Tutorial</text:a></text:p>
      <text:p text:style-name="P4"><text:a xlink:type="simple" xlink:href="https://github.com/Johannes4Linux/gpio_card_pcittl32io" text:style-name="Internet_20_link" text:visited-style-name="Visited_20_Internet_20_Link">https://github.com/Johannes4Linux/gpio_card_pcittl32io</text:a></text:p>
      <text:p text:style-name="P4"/>
      <text:p text:style-name="P4"/>
      <text:p text:style-name="P4"><text:soft-page-break/>Simple Character Driver <text:span text:style-name="T7">by </text:span><text:span text:style-name="T8">Embedded Gyan</text:span></text:p>
      <text:p text:style-name="P4"><text:a xlink:type="simple" xlink:href="https://www.youtube.com/watch" text:style-name="Internet_20_link" text:visited-style-name="Visited_20_Internet_20_Link">https://www.youtube.com/watch</text:a><text:a xlink:type="simple" xlink:href="https://www.youtube.com/watch?v=E_xrzGlHbac&amp;list=PL2GL6HVUQAuksbptmKC7X4zruZlIl59is&amp;index=7&amp;ab_channel=KarthikM" text:style-name="Internet_20_link" text:visited-style-name="Visited_20_Internet_20_Link"> v=E_xrzGlHbac&amp;list=PL2GL6HVUQAuksbptmKC7X4zruZlIl59is&amp;index=7&amp;ab_channel=KarthikM</text:a></text:p>
      <text:p text:style-name="P4"/>
      <text:p text:style-name="P4">Understanding the Structure of a Linux Kernel Device Driver :</text:p>
      <text:p text:style-name="P4"><text:a xlink:type="simple" xlink:href="https://www.youtube.com/watch?v=pIUTaMKq0Xc&amp;ab_channel=TheLinuxFoundation" text:style-name="Internet_20_link" text:visited-style-name="Visited_20_Internet_20_Link">https://www.youtube.com/watch?v=pIUTaMKq0Xc&amp;ab_channel=TheLinuxFoundation</text:a></text:p>
      <text:p text:style-name="P4"><text:a xlink:type="simple" xlink:href="https://elinux.org/ELC_2021_Presentations" text:style-name="Internet_20_link" text:visited-style-name="Visited_20_Internet_20_Link">https://elinux.org/ELC_2021_Presentations</text:a></text:p>
      <text:p text:style-name="P4"/>
      <text:p text:style-name="P12"/>
      <text:p text:style-name="P13">Useful commands:</text:p>
      <text:p text:style-name="P14"><text:span text:style-name="T9">$ </text:span><text:span text:style-name="T2">uname -</text:span><text:span text:style-name="T3">v <text:s text:c="26"/>//(Display linux kernal)</text:span></text:p>
      <text:p text:style-name="P15"><text:span text:style-name="T9">$ </text:span>ls -l <text:line-break/>$ ls -l /dev | head <text:s text:c="16"/>// <text:span text:style-name="T11">list drivers</text:span><text:line-break/>$ ls -l /dev | <text:span text:style-name="T10">grep sda <text:s text:c="10"/>// hard disk and partition<text:line-break/></text:span><text:span text:style-name="T12">$ vim /lib/modules/$(uname -r)/build/include/linux/fs.h <text:s text:c="11"/>// </text:span><text:span text:style-name="T13">read the fs file</text:span></text:p>
      <text:p text:style-name="P16"><text:span text:style-name="T12">$ </text:span>lsmod | grep Ch <text:s text:c="16"/>// <text:span text:style-name="T14">check any Ch driver loaded</text:span></text:p>
      <text:p text:style-name="P17">$ sudo insmod <text:span text:style-name="T15">CharDriver.ko</text:span></text:p>
      <text:p text:style-name="P18">$ cat /proc/devices</text:p>
      <text:p text:style-name="P18">$ sudo mknod -m 666 /dev/PusoCharDriver_Swapnil c 510 0</text:p>
      <text:p text:style-name="P18">$ ls -l dev/PusoCharDriver_Swapnil </text:p>
      <text:p text:style-name="P19">$ sudo tail -f /var/log/syslog</text:p>
      <text:p text:style-name="P19"><text:span text:style-name="T16">$ </text:span>cat /dev/PusoCharDriver_Swapnil </text:p>
      <text:p text:style-name="P19"><text:span text:style-name="T17">$ </text:span>echo "testing" &gt; /dev/PusoCharDriver_Swapnil </text:p>
      <text:p text:style-name="P20">$ ls /dev <text:s text:c="4"/>// list the devices<text:line-break/><text:span text:style-name="T18">$ ls -al /dev/tty*</text:span></text:p>
      <text:p text:style-name="P21">$ ls -al /dev</text:p>
      <text:p text:style-name="P22">$ sudo chmod 666 /dev/dummydriver <text:s text:c="12"/>// <text:span text:style-name="T21">give access</text:span></text:p>
      <text:p text:style-name="P23">$ echo “This is a test ” &gt; /<text:span text:style-name="T19">dev/dummydriver <text:s text:c="2"/>// </text:span><text:span text:style-name="T20">write to dummy driver</text:span></text:p>
      <text:p text:style-name="P24">$ head -n 1 /<text:span text:style-name="T19">dev/dummydriver</text:span></text:p>
      <text:p text:style-name="P24"/>
      <text:p text:style-name="P27">Commands in example 06.Structure_LDD</text:p>
      <text:p text:style-name="P26">$ cat /proc/devices <text:s text:c="6"/><text:tab/> <text:s text:c="25"/>// list the major number and driver</text:p>
      <text:p text:style-name="P26">$ sudo mknod -m 666 /dev/led c 510 0 <text:s text:c="11"/>// creat<text:span text:style-name="T23">e</text:span> a char device node <text:s/></text:p>
      <text:p text:style-name="P26">$ ls -l /dev/led <text:s text:c="14"/><text:tab/> <text:s text:c="25"/>// list the led driver</text:p>
      <text:p text:style-name="P26">$ echo 1 &gt;/dev/led <text:tab/><text:tab/> <text:s text:c="25"/>// write 0 led driver file </text:p>
      <text:p text:style-name="P26">$ echo 0 &gt;/dev/led <text:tab/> <text:s text:c="37"/>// write 0 led driver file 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2:04:54.866517133</meta:creation-date>
    <meta:generator>LibreOffice/6.4.7.2$Linux_X86_64 LibreOffice_project/40$Build-2</meta:generator>
    <dc:date>2022-10-30T11:53:05.311891605</dc:date>
    <meta:editing-duration>PT12H13M2S</meta:editing-duration>
    <meta:editing-cycles>65</meta:editing-cycles>
    <meta:document-statistic meta:table-count="0" meta:image-count="0" meta:object-count="0" meta:page-count="2" meta:paragraph-count="58" meta:word-count="285" meta:character-count="3160" meta:non-whitespace-character-count="2670"/>
  </office:meta>
</office:document-meta>
</file>